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4fb49" officeooo:paragraph-rsid="0014fb49"/>
    </style:style>
    <style:style style:name="P2" style:family="paragraph" style:parent-style-name="Standard">
      <style:text-properties fo:language="bg" fo:country="BG" officeooo:rsid="0015afb0" officeooo:paragraph-rsid="0015afb0"/>
    </style:style>
    <style:style style:name="P3" style:family="paragraph" style:parent-style-name="Standard">
      <style:paragraph-properties fo:break-before="page"/>
      <style:text-properties fo:language="bg" fo:country="BG" officeooo:rsid="0015afb0" officeooo:paragraph-rsid="0015afb0"/>
    </style:style>
    <style:style style:name="T1" style:family="text">
      <style:text-properties officeooo:rsid="0015af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2.</text:p>
      <text:p text:style-name="P1"><text:tab/>P1 – процентът на хората от града които имат рак</text:p>
      <text:p text:style-name="P1"><text:tab/>P2 – процентът на хората от офисите които имат рак</text:p>
      <text:p text:style-name="P1"><text:tab/></text:p>
      <text:p text:style-name="P1"><text:tab/>Ho: P1=P2</text:p>
      <text:p text:style-name="P1"><text:tab/>H2: P1!=P2</text:p>
      <text:p text:style-name="P1"><text:tab/></text:p>
      <text:p text:style-name="P1"><text:tab/>Изпълняваме кода:</text:p>
      <text:p text:style-name="P1"><text:tab/>prop.test(c(48,12), c(5000,520), alternative = "two.sided")</text:p>
      <text:p text:style-name="P1"><text:tab/></text:p>
      <text:p text:style-name="P1"><text:tab/>Получаваме резултата: </text:p>
      <text:p text:style-name="P1"><text:tab/>2-sample test for equality of proportions with continuity correction</text:p>
      <text:p text:style-name="P1"/>
      <text:p text:style-name="P1"><text:tab/>data: <text:s/>c(48, 12) out of c(5000, 520)</text:p>
      <text:p text:style-name="P1"><text:tab/>X-squared = 6.7529, df = 1, p-value = 0.00936</text:p>
      <text:p text:style-name="P1"><text:tab/>alternative hypothesis: two.sided</text:p>
      <text:p text:style-name="P1"><text:tab/>95 percent confidence interval:</text:p>
      <text:p text:style-name="P1"><text:s/><text:tab/>-0.0277236657 <text:s/>0.0007698195</text:p>
      <text:p text:style-name="P1"><text:tab/>sample estimates:</text:p>
      <text:p text:style-name="P1"><text:s text:c="4"/><text:tab/>prop 1 <text:s text:c="4"/>prop 2 </text:p>
      <text:p text:style-name="P1"><text:tab/>0.00960000 0.02307692 </text:p>
      <text:p text:style-name="P1"><text:tab/></text:p>
      <text:p text:style-name="P1"><text:tab/>Като според полученото p-value=0.00936&lt;0.05 отхвърляме хипотезата и приемаме <text:tab/>алтернативата.</text:p>
      <text:p text:style-name="P1"><text:tab/>Така заключаваме, че <text:span text:style-name="T1">ракът се влияе от азбестови частици</text:span></text:p>
      <text:p text:style-name="P3">Задача 3.</text:p>
      <text:p text:style-name="P2"><text:tab/>Означения:</text:p>
      <text:p text:style-name="P2"><text:tab/><text:tab/>before : теглото на мишките преди лекарството</text:p>
      <text:p text:style-name="P2"><text:tab/><text:tab/>after <text:s text:c="3"/>: теглото на мишките след <text:s text:c="2"/>лекарствотоь</text:p>
      <text:p text:style-name="P2"><text:tab/>Хипотези:</text:p>
      <text:p text:style-name="P2"><text:tab/><text:tab/>Ho: mean(before) = mean(after)</text:p>
      <text:p text:style-name="P2"><text:tab/><text:tab/>H1: mean(before) &gt; mean (after)</text:p>
      <text:p text:style-name="P2"><text:tab/>Допускаме, че теглата са нормално разпределени</text:p>
      <text:p text:style-name="P2"/>
      <text:p text:style-name="P2"><text:tab/>data = read.csv("/home/petko/Workspace/FMI-Semester-5/R/Homework2/mouse.txt", <text:tab/>header = TRUE, sep = ";", dec = ".")</text:p>
      <text:p text:style-name="P2"><text:tab/>before = data[,2]</text:p>
      <text:p text:style-name="P2"><text:tab/>after = data[,3]</text:p>
      <text:p text:style-name="P2"><text:tab/>t.test(before,after,paired=T,alternative = "greater")</text:p>
      <text:p text:style-name="P2"/>
      <text:p text:style-name="P2"><text:tab/>Получаваме резултат:</text:p>
      <text:p text:style-name="P2"><text:tab/><text:tab/>Paired t-test</text:p>
      <text:p text:style-name="P2"/>
      <text:p text:style-name="P2"><text:tab/>data: <text:s/>before and after</text:p>
      <text:p text:style-name="P2"><text:tab/>t = 1.8081, df = 79, p-value = 0.0372</text:p>
      <text:p text:style-name="P2"><text:tab/>alternative hypothesis: true difference in means is greater than 0</text:p>
      <text:p text:style-name="P2"><text:tab/>95 percent confidence interval:</text:p>
      <text:p text:style-name="P2"><text:s/><text:tab/><text:tab/>0.07651604 <text:s text:c="7"/>Inf</text:p>
      <text:p text:style-name="P2"><text:tab/>sample estimates:</text:p>
      <text:p text:style-name="P2"><text:tab/>mean of the differences </text:p>
      <text:p text:style-name="P2"><text:s text:c="17"/><text:tab/>0.9625 </text:p>
      <text:p text:style-name="P2"/>
      <text:p text:style-name="P2"><text:tab/>Получаваме p-avalue=0.0372 &lt; 0.05 -&gt; Отхвърляме хипотезата и приемаме <text:tab/>алтернативата.</text:p>
      <text:p text:style-name="P2"><text:tab/>Така приемаме, че е силно вероятно лекарството да действ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14:22:21.608166337</meta:creation-date>
    <dc:date>2020-12-26T14:45:05.648282295</dc:date>
    <meta:editing-duration>PT13S</meta:editing-duration>
    <meta:editing-cycles>1</meta:editing-cycles>
    <meta:document-statistic meta:table-count="0" meta:image-count="0" meta:object-count="0" meta:page-count="2" meta:paragraph-count="47" meta:word-count="206" meta:character-count="1575" meta:non-whitespace-character-count="1309"/>
    <meta:generator>LibreOffice/7.0.3.1$Linux_X86_64 LibreOffice_project/00$Build-1</meta:generator>
  </office:meta>
</office:document-meta>
</file>